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style:font-name="Verdana"/>
    </style:style>
    <style:style style:name="P3" style:family="paragraph" style:parent-style-name="Standard">
      <style:paragraph-properties fo:text-align="justify" style:justify-single-word="false"/>
      <style:text-properties style:font-name="Verdana"/>
    </style:style>
    <style:style style:name="P4" style:family="paragraph" style:parent-style-name="Standard">
      <style:paragraph-properties fo:text-align="justify" style:justify-single-word="false"/>
      <style:text-properties style:font-name="Verdana" fo:font-size="13pt" fo:font-weight="bold" style:font-size-asian="13pt" style:font-weight-asian="bold" style:font-size-complex="13pt" style:font-weight-complex="bold"/>
    </style:style>
    <style:style style:name="P5" style:family="paragraph" style:parent-style-name="Standard">
      <style:text-properties style:font-name="Verdana" fo:font-size="12pt" fo:font-weight="normal"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7" style:family="paragraph" style:parent-style-name="Standard">
      <style:text-properties style:font-name="Verdana" fo:font-size="10pt" fo:font-weight="bold" style:font-size-asian="10pt" style:font-weight-asian="bold" style:font-size-complex="10pt" style:font-weight-complex="bold"/>
    </style:style>
    <style:style style:name="P8" style:family="paragraph" style:parent-style-name="Standard">
      <style:paragraph-properties fo:text-align="justify" style:justify-single-word="false"/>
      <style:text-properties style:font-name="Verdana" fo:font-size="10pt" fo:font-weight="bold" style:font-size-asian="10pt" style:font-weight-asian="bold" style:font-size-complex="10pt" style:font-weight-complex="bold"/>
    </style:style>
    <style:style style:name="P9" style:family="paragraph" style:parent-style-name="Standard">
      <style:text-properties fo:color="#000000" style:font-name="Verdana" fo:font-size="10pt" fo:font-weight="bold" style:font-size-asian="10pt" style:font-weight-asian="bold" style:font-size-complex="10pt" style:font-weight-complex="bold"/>
    </style:style>
    <style:style style:name="P10" style:family="paragraph" style:parent-style-name="Standard">
      <style:paragraph-properties fo:text-align="justify" style:justify-single-word="false"/>
      <style:text-properties fo:color="#000000" style:font-name="Verdana" fo:font-size="10pt" fo:font-weight="bold" style:font-size-asian="10pt" style:font-weight-asian="bold" style:font-size-complex="10pt" style:font-weight-complex="bold"/>
    </style:style>
    <style:style style:name="P11" style:family="paragraph" style:parent-style-name="Standard" style:list-style-name="L1">
      <style:text-properties style:font-name="Verdana"/>
    </style:style>
    <style:style style:name="P12" style:family="paragraph" style:parent-style-name="Standard">
      <style:paragraph-properties fo:text-align="justify" style:justify-single-word="false"/>
      <style:text-properties style:font-name="Verdana" fo:font-size="14pt" fo:font-weight="bold" style:font-size-asian="14pt" style:font-weight-asian="bold" style:font-size-complex="14pt" style:font-weight-complex="bold"/>
    </style:style>
    <style:style style:name="P13" style:family="paragraph" style:parent-style-name="Standard" style:list-style-name="L2">
      <style:paragraph-properties fo:text-align="justify" style:justify-single-word="false"/>
      <style:text-properties style:font-name="Verdana" fo:font-size="14pt" fo:font-weight="bold" style:font-size-asian="14pt" style:font-weight-asian="bold" style:font-size-complex="14pt" style:font-weight-complex="bold"/>
    </style:style>
    <style:style style:name="P14" style:family="paragraph" style:parent-style-name="Standard" style:list-style-name="L7">
      <style:paragraph-properties fo:text-align="justify" style:justify-single-word="false"/>
      <style:text-properties style:font-name="Verdana" fo:font-size="14pt" fo:font-weight="bold" style:font-size-asian="14pt" style:font-weight-asian="bold" style:font-size-complex="14pt" style:font-weight-complex="bold"/>
    </style:style>
    <style:style style:name="P15" style:family="paragraph" style:parent-style-name="Standard" style:list-style-name="L6">
      <style:text-properties style:font-name="Verdana" fo:font-size="14pt" fo:font-weight="bold" style:font-size-asian="14pt" style:font-weight-asian="bold" style:font-size-complex="14pt" style:font-weight-complex="bold"/>
    </style:style>
    <style:style style:name="P16" style:family="paragraph" style:parent-style-name="Standard" style:list-style-name="L11">
      <style:text-properties style:font-name="Verdana" fo:font-size="14pt" fo:font-weight="bold" style:font-size-asian="14pt" style:font-weight-asian="bold" style:font-size-complex="14pt" style:font-weight-complex="bold"/>
    </style:style>
    <style:style style:name="P17" style:family="paragraph" style:parent-style-name="Standard" style:list-style-name="L12">
      <style:text-properties style:font-name="Verdana" fo:font-size="14pt" fo:font-weight="bold" style:font-size-asian="14pt" style:font-weight-asian="bold" style:font-size-complex="14pt" style:font-weight-complex="bold"/>
    </style:style>
    <style:style style:name="P18" style:family="paragraph" style:parent-style-name="Standard">
      <style:paragraph-properties fo:text-align="justify" style:justify-single-word="false"/>
      <style:text-properties style:font-name="Verdana" fo:font-size="13pt" fo:font-weight="bold" style:font-size-asian="13pt" style:font-weight-asian="bold" style:font-size-complex="13pt" style:font-weight-complex="bold"/>
    </style:style>
    <style:style style:name="P19" style:family="paragraph" style:parent-style-name="Standard" style:list-style-name="L3">
      <style:paragraph-properties fo:text-align="justify" style:justify-single-word="false"/>
      <style:text-properties style:font-name="Verdana" fo:font-size="13pt" fo:font-weight="bold" style:font-size-asian="13pt" style:font-weight-asian="bold" style:font-size-complex="13pt" style:font-weight-complex="bold"/>
    </style:style>
    <style:style style:name="P20" style:family="paragraph" style:parent-style-name="Standard" style:list-style-name="L6">
      <style:paragraph-properties fo:text-align="justify" style:justify-single-word="false"/>
      <style:text-properties style:font-name="Verdana" fo:font-size="13pt" fo:font-weight="bold" style:font-size-asian="13pt" style:font-weight-asian="bold" style:font-size-complex="13pt" style:font-weight-complex="bold"/>
    </style:style>
    <style:style style:name="P21" style:family="paragraph" style:parent-style-name="Standard" style:list-style-name="L7">
      <style:paragraph-properties fo:text-align="justify" style:justify-single-word="false"/>
      <style:text-properties style:font-name="Verdana" fo:font-size="13pt" fo:font-weight="bold" style:font-size-asian="13pt" style:font-weight-asian="bold" style:font-size-complex="13pt" style:font-weight-complex="bold"/>
    </style:style>
    <style:style style:name="P22" style:family="paragraph" style:parent-style-name="Standard" style:list-style-name="L5">
      <style:text-properties style:font-name="Verdana" fo:font-size="13pt" fo:font-weight="bold" style:font-size-asian="13pt" style:font-weight-asian="bold" style:font-size-complex="13pt" style:font-weight-complex="bold"/>
    </style:style>
    <style:style style:name="P23" style:family="paragraph" style:parent-style-name="Standard" style:list-style-name="L6">
      <style:text-properties style:font-name="Verdana" fo:font-size="13pt" fo:font-weight="bold" style:font-size-asian="13pt" style:font-weight-asian="bold" style:font-size-complex="13pt" style:font-weight-complex="bold"/>
    </style:style>
    <style:style style:name="P24" style:family="paragraph" style:parent-style-name="Standard" style:list-style-name="L5">
      <style:text-properties style:font-name="Verdana"/>
    </style:style>
    <style:style style:name="P25" style:family="paragraph" style:parent-style-name="Standard" style:list-style-name="L6">
      <style:text-properties style:font-name="Verdana"/>
    </style:style>
    <style:style style:name="P26" style:family="paragraph" style:parent-style-name="Standard" style:list-style-name="L6">
      <style:paragraph-properties fo:text-align="justify" style:justify-single-word="false"/>
      <style:text-properties style:font-name="Verdana"/>
    </style:style>
    <style:style style:name="P27" style:family="paragraph" style:parent-style-name="Standard" style:list-style-name="L4">
      <style:paragraph-properties fo:text-align="justify" style:justify-single-word="false"/>
      <style:text-properties style:font-name="Verdana"/>
    </style:style>
    <style:style style:name="P28" style:family="paragraph" style:parent-style-name="Standard">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29" style:family="paragraph" style:parent-style-name="Standard" style:list-style-name="L8">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0" style:family="paragraph" style:parent-style-name="Standard" style:list-style-name="L9">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1" style:family="paragraph" style:parent-style-name="Standard" style:list-style-name="L10">
      <style:paragraph-properties fo:text-align="justify" style:justify-single-word="false"/>
      <style:text-properties style:font-name="Verdana" fo:font-size="12pt" fo:font-weight="normal" style:font-size-asian="10.5pt" style:font-weight-asian="normal" style:font-size-complex="12pt" style:font-weight-complex="normal"/>
    </style:style>
    <style:style style:name="P32" style:family="paragraph" style:parent-style-name="Standard" style:list-style-name="L9">
      <style:paragraph-properties fo:text-align="start" style:justify-single-word="false"/>
      <style:text-properties style:font-name="Verdana" fo:font-size="12pt" fo:font-weight="normal" style:font-size-asian="10.5pt" style:font-weight-asian="normal" style:font-size-complex="12pt" style:font-weight-complex="normal"/>
    </style:style>
    <style:style style:name="P33" style:family="paragraph" style:parent-style-name="Standard" style:list-style-name="L11">
      <style:text-properties style:font-name="Verdana" fo:font-size="12pt" fo:font-weight="normal" style:font-size-asian="10.5pt" style:font-weight-asian="normal" style:font-size-complex="12pt" style:font-weight-complex="normal"/>
    </style:style>
    <style:style style:name="P34" style:family="paragraph" style:parent-style-name="Standard" style:list-style-name="L12">
      <style:text-properties style:font-name="Verdana"/>
    </style:style>
    <style:style style:name="P35" style:family="paragraph" style:parent-style-name="Header">
      <style:text-properties style:font-name="Verdana" fo:font-size="10pt" fo:font-weight="bold" style:font-size-asian="10pt" style:font-weight-asian="bold" style:font-size-complex="10pt" style:font-weight-complex="bold"/>
    </style:style>
    <style:style style:name="T1" style:family="text">
      <style:text-properties style:font-name="Verdana"/>
    </style:style>
    <style:style style:name="T2" style:family="text">
      <style:text-properties style:font-name="Verdana" fo:font-size="10pt" fo:font-weight="bold" style:font-size-asian="10pt" style:font-weight-asian="bold" style:font-size-complex="10pt" style:font-weight-complex="bold"/>
    </style:style>
    <style:style style:name="T3" style:family="text">
      <style:text-properties fo:font-variant="normal" fo:text-transform="none" fo:color="#000000" style:font-name="Verdana" fo:font-size="10pt" fo:letter-spacing="normal" fo:font-style="normal" fo:font-weight="bold" style:font-size-asian="10pt" style:font-weight-asian="bold" style:font-size-complex="10pt" style:font-weight-complex="bold"/>
    </style:style>
    <style:style style:name="T4" style:family="text">
      <style:text-properties fo:font-variant="normal" fo:text-transform="none" fo:color="#000000" style:text-position="33% 80%" style:font-name="Verdana" fo:font-size="10pt" fo:letter-spacing="normal" fo:font-style="normal" fo:font-weight="bold" style:font-size-asian="10pt" style:font-weight-asian="bold" style:font-size-complex="10pt" style:font-weight-complex="bold"/>
    </style:style>
    <style:style style:name="T5" style:family="text">
      <style:text-properties fo:font-variant="normal" fo:text-transform="none" fo:letter-spacing="normal" fo:font-style="normal"/>
    </style:style>
    <style:style style:name="T6" style:family="text">
      <style:text-properties fo:color="#000000" style:font-name="Verdana" fo:font-size="10pt" fo:font-weight="bold" style:font-size-asian="10pt" style:font-weight-asian="bold" style:font-size-complex="10pt" style:font-weight-complex="bold"/>
    </style:style>
    <style:style style:name="T7" style:family="text">
      <style:text-properties fo:font-size="13pt" fo:font-weight="bold" style:font-size-asian="13pt" style:font-weight-asian="bold" style:font-size-complex="13pt"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Anlage A Pflichtenheft</text:p>
      <text:p text:style-name="P2"/>
      <text:list xml:id="list1591806873" text:style-name="L1">
        <text:list-item>
          <text:p text:style-name="P11">Zielbestimmung</text:p>
          <text:p text:style-name="P11"/>
          <text:p text:style-name="P11">1.1 Musskriterien</text:p>
          <text:p text:style-name="P11">1.2 Sollkriterien</text:p>
          <text:p text:style-name="P11">1.3 Abgrenzungskriterien</text:p>
          <text:p text:style-name="P11"/>
        </text:list-item>
        <text:list-item>
          <text:p text:style-name="P11">Produkteinsatz</text:p>
          <text:p text:style-name="P11"/>
          <text:p text:style-name="P11">2.1 Anwendungsbereich</text:p>
          <text:p text:style-name="P11">2.2 Betriebsbedingungen</text:p>
          <text:p text:style-name="P11"/>
        </text:list-item>
        <text:list-item>
          <text:p text:style-name="P11">Produktübersicht</text:p>
        </text:list-item>
      </text:list>
      <text:p text:style-name="P2"/>
      <text:p text:style-name="P2"><text:tab/>3.1 Funktionsumfang</text:p>
      <text:list xml:id="list1712770921" text:continue-numbering="true" text:style-name="L1">
        <text:list-header>
          <text:p text:style-name="P11">3.2 Benutzeroberfläche</text:p>
          <text:p text:style-name="P11"/>
        </text:list-header>
        <text:list-item>
          <text:p text:style-name="P11">Technische Produktumgebung</text:p>
          <text:p text:style-name="P11"/>
        </text:list-item>
        <text:list-item>
          <text:p text:style-name="P11">Glossar</text:p>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p text:style-name="P3"/>
      <text:p text:style-name="P3"/>
      <text:p text:style-name="P3"/>
      <text:p text:style-name="P3"><text:soft-page-break/></text:p>
      <text:p text:style-name="P3"/>
      <text:p text:style-name="P3"/>
      <text:p text:style-name="P3"/>
      <text:p text:style-name="P3"/>
      <text:p text:style-name="P3"/>
      <text:list xml:id="list815790041" text:style-name="L2">
        <text:list-item>
          <text:p text:style-name="P13">Zielbestimmung</text:p>
        </text:list-item>
      </text:list>
      <text:p text:style-name="P3"/>
      <text:p text:style-name="P3">Als Ziel wurde die Entwicklung eines bis zum Prototypenstatus entworfenes Programm zu entwickeln. Anhand dieses Prototypen soll aufgezeigt werden, ob sich die aktuell im produktiven Einsatz befindliche Technologie durch andere Ansätze ablösen bzw. für Projekte mit differenzierten Anforderungen ergänzen lässt.</text:p>
      <text:p text:style-name="P3">Um die Tauglichkeit bestimmen zu können, soll herausgefunden werden, ob die Technologie, die für dieses Projekt zum Einsatz kommt, eine ausreichende Funktionalität bietet.</text:p>
      <text:p text:style-name="P3">Zum einen soll die neue Software an eine bestehende Softwareschnittstelle angebunden werden, um so die Kompatibilität zu beweisen, zum anderen soll herausgefunden werden, mit welchem Ressourcenaufwand die Software später betrieben werden kann.</text:p>
      <text:p text:style-name="P3"/>
      <text:p text:style-name="P3"/>
      <text:p text:style-name="P3"/>
      <text:list xml:id="list1926622545" text:style-name="L3">
        <text:list-item>
          <text:list>
            <text:list-header>
              <text:p text:style-name="P19">1.1 Musskriterien</text:p>
            </text:list-header>
          </text:list>
        </text:list-item>
      </text:list>
      <text:p text:style-name="P3"/>
      <text:p text:style-name="P3">Die zu erfüllenden Anforderungen sind sowohl die Implementierung eines eigenständigen Programmes, das ohne zusätzlich vorausgesetzte Programme laufen soll.</text:p>
      <text:p text:style-name="P3">Diese Kernsoftware, muss auf Linux basierten Systemen lauffähig sein und möglichst Ressourcen schonend arbeiten. </text:p>
      <text:p text:style-name="P3">Die Benutzerschnittstelle soll über die Anbindung an eine Schnittstelle des Backoffice des Unternehmens dynamisch erzeugt werden können. Dies bedingt nicht die vollständige Umsetzung der Anbindung an diese Schnittstelle, sondern ausschließlich den Nachweis der Machbarkeit.</text:p>
      <text:p text:style-name="P3"/>
      <text:p text:style-name="P3"/>
      <text:list xml:id="list80948506" text:style-name="L4">
        <text:list-item>
          <text:list>
            <text:list-header>
              <text:p text:style-name="P27"><text:span text:style-name="T7">1.2 Sollkriterien</text:span></text:p>
            </text:list-header>
          </text:list>
        </text:list-item>
      </text:list>
      <text:p text:style-name="P3"/>
      <text:p text:style-name="P3">Als weiteren Nachweis der Tauglichkeit bzw. der Vorteile der neuen Technologie soll die Benutzerschnittstelle zusätzlich zur Anbindung an das Backoffice auch über statisch deklarierte Oberflächen erfolgen. Dies Beinhaltet die Implementierung einer QML fähigen Schnittstelle zum Benutzer. Für diese Schnittstelle wird ein eigens für diesen Prototypen entworfenes Layout beschreiben, welches die Vorzüge dieser Technik verdeutlichen soll.</text:p>
      <text:p text:style-name="P2"/>
      <text:p text:style-name="P2"><text:soft-page-break/></text:p>
      <text:p text:style-name="P2"/>
      <text:list xml:id="list475490407" text:style-name="L5">
        <text:list-item>
          <text:list>
            <text:list-header>
              <text:p text:style-name="P22">1.3 Abgrenzungskriterien</text:p>
            </text:list-header>
          </text:list>
        </text:list-item>
      </text:list>
      <text:p text:style-name="P5"/>
      <text:p text:style-name="P6">Da diese Projekt ausschließlich den Entwurf und die Entwicklung eines Proof of Concept beinhaltet, wird darauf verzichtet die Anbindung der Software an die Schnittstelle für die Kommunikation mit dem Automaten zu realisieren. Auch das Reporting an das Backoffice, sowie der Komplette Zahlungsvorgang wird nicht mit eingeschlossen.</text:p>
      <text:p text:style-name="P6">Diese Punkte bedürfen eines nicht unerheblichen Entwicklungsaufwandes und würden nur in dem Fall berücksichtigt werden, dass dieses Projekt für eine Weiterentwicklung in Frage käme.</text:p>
      <text:list xml:id="list1713676579" text:continue-numbering="true" text:style-name="L5">
        <text:list-item>
          <text:list>
            <text:list-header>
              <text:p text:style-name="P24"/>
            </text:list-header>
          </text:list>
        </text:list-item>
      </text:list>
      <text:p text:style-name="P2"/>
      <text:p text:style-name="P2"/>
      <text:p text:style-name="P2"/>
      <text:p text:style-name="P2"/>
      <text:p text:style-name="P2"/>
      <text:list xml:id="list1687178705" text:style-name="L6">
        <text:list-item>
          <text:p text:style-name="P15">Produkteinsatz</text:p>
          <text:p text:style-name="P25"/>
          <text:p text:style-name="P25"/>
          <text:p text:style-name="P23">2.1 Anwendungsbereich</text:p>
        </text:list-item>
      </text:list>
      <text:p text:style-name="P4"/>
      <text:p text:style-name="P6">Die zu entwickelnde Software muss darauf ausgelegt sein später auf minimalen Rechensystemen lauffähig zu sein. Die Anforderung der Lauffähigkeit auf sogenannten Embeddedsystemen ist ein unabdingbarer Bestandteil der Anforderung, da diese eigenschaft später zu erheblichen Kostenersparnissen führen soll. </text:p>
      <text:p text:style-name="P6">Die Software soll später als Bedienoberfläche eines Automaten dienen. Das bedingt eine stabile Laufzeitumgebung, die von möglichst wenigen Faktoren abhängig sein sollte. Weshalb als eines der Hauptkriterien die Entwicklung einer speziellen Software im Mittelpunkt steht. Die das bisherige Mehrkomponenten System ablösen können sollte.</text:p>
      <text:list xml:id="list778646222" text:continue-numbering="true" text:style-name="L6">
        <text:list-header>
          <text:p text:style-name="P26"/>
          <text:p text:style-name="P26"/>
          <text:p text:style-name="P20">2.2 Betriebsbedingungen</text:p>
        </text:list-header>
      </text:list>
      <text:p text:style-name="P6"/>
      <text:p text:style-name="P6">Aufgrund der Benutzervielfalt, die an einem Verkaufsautomaten auftritt müssen bestimmte Punkte berücksichtigt werden. Zum einem müssen mutwillige Versuche die Oberfläche zum Absturz zu bringen weitestgehend verhindert werden. Desweiteren muss die Benutzerführung intuitiv gestaltet werden. So das auch unerfahrene Benutzer eine hohe Akzeptanz für das System aufbringen.</text:p>
      <text:p text:style-name="P6">Die Bedienung sollte nicht unnötigt kompliziert oder Langwierig gestaltet werden.</text:p>
      <text:p text:style-name="P6"><text:soft-page-break/>Auch für den Langzeitbetrieb muss die zugrundeliegende Technologie geeignet sein, da die Anforderungen auf die Laufzeitstabilität des Produktes erheblich höher sind als die normaler Software.</text:p>
      <text:p text:style-name="P6"/>
      <text:list xml:id="list486993736" text:style-name="L7">
        <text:list-item>
          <text:p text:style-name="P14">Produktübersicht</text:p>
        </text:list-item>
      </text:list>
      <text:p text:style-name="P12"/>
      <text:p text:style-name="P12"/>
      <text:list xml:id="list1218210662" text:continue-numbering="true" text:style-name="L7">
        <text:list-header>
          <text:p text:style-name="P21">3.1 Funktionsumfang</text:p>
        </text:list-header>
      </text:list>
      <text:p text:style-name="P4"/>
      <text:p text:style-name="P6">Die Software wird ausschließlich als Proof of Concept implementiert, was jegliche Ansprüche auf Vollständigkeit ausschließt. Dennoch sind bestimmte Grundfunktionen gefordert.</text:p>
      <text:p text:style-name="P6">Die Anbindung an das Backoffice für die generierung dynamischer Layouts muss soweit implementiert werden, dass ein bestimmter minimalsatz an Informationen interpretiert und visualisiert werden kann. </text:p>
      <text:p text:style-name="P6"/>
      <text:p text:style-name="P6">Gefordert sind hier:</text:p>
      <text:p text:style-name="P6"/>
      <text:list xml:id="list1722555539" text:style-name="L8">
        <text:list-item>
          <text:list>
            <text:list-item>
              <text:p text:style-name="P29">Interpretation und Darstellung von „Screen“ Objekten</text:p>
            </text:list-item>
            <text:list-item>
              <text:p text:style-name="P29">Interpretation und Darstellung von „Multi Purpose Button“ Objekten</text:p>
            </text:list-item>
            <text:list-item>
              <text:p text:style-name="P29">Interpretation vom Modulen</text:p>
            </text:list-item>
            <text:list-item>
              <text:p text:style-name="P29">Ausführung der Events „Show“ und „Hide“</text:p>
            </text:list-item>
          </text:list>
        </text:list-item>
      </text:list>
      <text:p text:style-name="P6"/>
      <text:p text:style-name="P6"/>
      <text:p text:style-name="P6">Das alternative auf QML basierte Layout soll eine möglichst vollständige Benutzerführung beinhalten. Dazu gehören mehrere Bildschirme, die Verschiedenartige Informationen an den Benutzer weiter reichen. Nicht Bestandteil dieser Implementierung ist hingegen der Zahlungsvorgang, da dieser Prototyp ausschließlich die Darstellenden Aspekte dieses Produkttyps berücksichtigen soll.</text:p>
      <text:p text:style-name="P6"/>
      <text:p text:style-name="P6">Bestandteile dieses Layouts sind:</text:p>
      <text:p text:style-name="P6"/>
      <text:list xml:id="list1471928754" text:style-name="L9">
        <text:list-item>
          <text:list>
            <text:list-item>
              <text:p text:style-name="P30">Begrüßungsbildschirm</text:p>
            </text:list-item>
            <text:list-item>
              <text:p text:style-name="P30">Produktauswahl</text:p>
            </text:list-item>
            <text:list-item>
              <text:p text:style-name="P30">Produktbeschreibung ( Verkaufsbildschirm )</text:p>
            </text:list-item>
            <text:list-item>
              <text:p text:style-name="P30">Produktausgabe</text:p>
            </text:list-item>
            <text:list-item>
              <text:p text:style-name="P32">Mediabildschirm</text:p>
            </text:list-item>
          </text:list>
        </text:list-item>
      </text:list>
      <text:p text:style-name="P6"/>
      <text:p text:style-name="P6">Diese Definitionen dient mehr der Vollständigkeit der Technologiepräsentation, um Stärken und Schwächen gegenüber der derzeitigen Technologie hervorzuheben. Sie wurden nicht genau definiert und unterliegen dem Ermessen des Entwicklers bezüglich des Designs und der Informationsdichte.</text:p>
      <text:p text:style-name="P12"/>
      <text:p text:style-name="P12"/>
      <text:p text:style-name="P12"><text:soft-page-break/></text:p>
      <text:p text:style-name="P12"/>
      <text:p text:style-name="P12"/>
      <text:p text:style-name="P12"/>
      <text:list xml:id="list2166414999" text:continue-list="list1218210662" text:style-name="L7">
        <text:list-header>
          <text:p text:style-name="P21"/>
          <text:p text:style-name="P21">3.2 Benutzeroberfläche</text:p>
        </text:list-header>
      </text:list>
      <text:p text:style-name="P6"/>
      <text:p text:style-name="P6">Bezüglich der Benutzeroberfläche gibt es derzeit keine weiteren Anforderungsprofile, da sich die Entwicklung des Prototypen schwerpunkmäßig auf die technische Realisierung einer Verkaufsoberfläche beschränkt.</text:p>
      <text:p text:style-name="P6"/>
      <text:p text:style-name="P6">Deshalb wurde keine Benutzer oder genaue Daten definiert, mit denen das System umgehen können muss. Aufgrund der Tatsache, dass das System keine variablen Benutzereingaben vorsieht, erübrigen sich Tests diesbezüglich.</text:p>
      <text:p text:style-name="P6">Da ein Benutzer nur eine strikt definierte Anzahl an Aktionen auslösen kann, sollte eine Eingabevalidierung nicht von nöten sein.</text:p>
      <text:p text:style-name="P6"/>
      <text:p text:style-name="P6"/>
      <text:p text:style-name="P6">Die einzigen Anforderungen an die Benutzeroberfläche sind Lesbarkeit, Verständlichkeit, Skalierbarkeit (bezüglich der lauffähigkeit auf verschiedenen Ausgabemedien), Stabilität und Geschwindigkeit (soll unnötige Wartezeiten aufgrund von Softwareschwächen ausschließen).</text:p>
      <text:p text:style-name="P6"/>
      <text:p text:style-name="P6"/>
      <text:p text:style-name="P6"/>
      <text:list xml:id="list1229142081" text:style-name="L10">
        <text:list-item>
          <text:list>
            <text:list-header>
              <text:p text:style-name="P31"/>
            </text:list-header>
          </text:list>
        </text:list-item>
      </text:list>
      <text:list xml:id="list681145696" text:style-name="L11">
        <text:list-item>
          <text:p text:style-name="P16">Technische Produktumgebung</text:p>
          <text:p text:style-name="P33"/>
        </text:list-item>
      </text:list>
      <text:p text:style-name="P3">Produktentwicklungen dieser Art sollen später auf Linux basierten Rechnersystemen zum einsatz kommen. Eine Anforderung an die Software <text:s/>war deshalb die Lauffähigkeit auf Linux Betriebssystemen.</text:p>
      <text:p text:style-name="P3">Hier wurden keine Vorgaben gemacht auf welcher Distribution oder Version das System später laufen muss.</text:p>
      <text:p text:style-name="P3"/>
      <text:p text:style-name="P3">Ausgegangen wird derzeit von einer openSuse 11.3 Distribution, sowie einer Linux Angström Distribution für tests an Embeddedsystemen.</text:p>
      <text:p text:style-name="P3"/>
      <text:p text:style-name="P3">Die Lauffähigkeit auf verschiedenartigen Betriebssystemen wird durch die wahl des Entwicklungsframeworks sichergestellt. Das verwendete Qt Framework wurde so entwickelt, dass es auf allen relevanten Betriebssystemen eingesetzt werden kann. So ist die Portierbarkeit der Software sichergestellt.</text:p>
      <text:p text:style-name="P3"/>
      <text:p text:style-name="P3">Es lag auch keine definition einer Mindestvoraussetzung and das Rechensystem vor. Deshalb werden keine Tests auf Erfüllung solch eines Anspruchs durchgeführt.</text:p>
      <text:p text:style-name="P3"><text:soft-page-break/></text:p>
      <text:p text:style-name="P3">Für die Belegbarkeit der Vorteile bezüglich der Systemvoraussetzungen werden Tests an verschiedenen Entwicklungssystemen durchgeführt. </text:p>
      <text:p text:style-name="P3"/>
      <text:p text:style-name="P3"/>
      <text:p text:style-name="P3"/>
      <text:p text:style-name="P3"/>
      <text:p text:style-name="P3">Zum einen am Entwicklungssystem selbst:</text:p>
      <text:p text:style-name="P3"/>
      <text:p text:style-name="P1"><text:span text:style-name="T1"><text:tab/></text:span><text:span text:style-name="T2">Prozessor (CPU): Intel(R) Core(TM)2 Quad CPU Q9400</text:span></text:p>
      <text:p text:style-name="P8"><text:tab/>Geschwindigkeit: 2.660,32 Mhz</text:p>
      <text:p text:style-name="P8"><text:tab/>Kerne: 4</text:p>
      <text:p text:style-name="P8"><text:tab/>Arbeitsspeicher: 3,8 GiB</text:p>
      <text:p text:style-name="P7"><text:tab/>Kernel: Linux 2.6.34.7-0.7-desktop x86_64</text:p>
      <text:p text:style-name="P7"><text:tab/>Distribution: openSUSE 11.3 (x86_64)</text:p>
      <text:p text:style-name="P2">Zum anderen an einem Embeddedsystem:</text:p>
      <text:p text:style-name="P2"/>
      <text:p text:style-name="P1"><text:span text:style-name="T2"><text:tab/></text:span><text:span text:style-name="T6">Prozessor (CPU): </text:span><text:span text:style-name="T3">Super-scalar ARM Cortex</text:span><text:span text:style-name="T4"> </text:span><text:span text:style-name="T3">-A8</text:span></text:p>
      <text:p text:style-name="P10"><text:tab/>Geschwindigkeit: <text:span text:style-name="T5">1 GHz</text:span></text:p>
      <text:p text:style-name="P10"><text:tab/>Arbeitsspeicher: <text:span text:style-name="T5">512-MB LPDDR RAM</text:span></text:p>
      <text:p text:style-name="P9"><text:tab/>Kernel: Linux <text:span text:style-name="T5">2.6.24</text:span></text:p>
      <text:p text:style-name="P9"><text:tab/>Distribution: <text:span text:style-name="T5">Angstrom 2007.12</text:span></text:p>
      <text:p text:style-name="P2"/>
      <text:p text:style-name="P2"/>
      <text:p text:style-name="P2"/>
      <text:list xml:id="list1973250124" text:style-name="L12">
        <text:list-item>
          <text:p text:style-name="P17">Glossar</text:p>
          <text:p text:style-name="P34"/>
          <text:p text:style-name="P34">siehe Glossar Projektdokumentatio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ucida Sans1" svg:font-family="'Lucida San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ucida Sans" svg:font-family="'Lucida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Verdana" fo:font-size="10pt" fo:font-weight="bold" style:font-size-asian="10pt" style:font-weight-asian="bold" style:font-size-complex="10pt" style:font-weight-complex="bold"/>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shadow="none"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Pflichtenheft - Projekt42</text:p>
      </style:header>
      <style:footer>
        <text:p text:style-name="Footer">Jan Schneidereit <text:tab/><text:tab/></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n Schneidereit</meta:initial-creator>
    <meta:creation-date>2011-05-16T08:29:05</meta:creation-date>
    <dc:date>2011-05-16T14:25:50</dc:date>
    <dc:creator>Jan Schneidereit</dc:creator>
    <meta:editing-duration>PT2H11M8S</meta:editing-duration>
    <meta:editing-cycles>19</meta:editing-cycles>
    <meta:generator>LibreOffice/3.3$Unix OpenOffice.org_project/330m12$Build-2</meta:generator>
    <meta:document-statistic meta:table-count="0" meta:image-count="0" meta:object-count="0" meta:page-count="6" meta:paragraph-count="80" meta:word-count="956" meta:character-count="7699"/>
  </office:meta>
</office:document-meta>
</file>